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vg:panose-1="0 0 0 0 0 0 0 0 0 0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+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+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+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+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+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+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+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+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+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P1" style:parent-style-name="Normal" style:master-page-name="MP0" style:family="paragraph">
      <style:paragraph-properties fo:break-before="page" fo:margin-top="0.1527in" style:page-number="1"/>
      <style:text-properties fo:font-size="12pt" style:font-size-asian="12pt" style:font-size-complex="12pt"/>
    </style:style>
    <style:style style:name="P2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3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4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5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7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8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9" style:parent-style-name="Normal" style:family="paragraph">
      <style:paragraph-properties fo:margin-top="0.1527in"/>
    </style:style>
    <style:style style:name="P10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11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12" style:parent-style-name="Normal" style:family="paragraph">
      <style:paragraph-properties fo:margin-top="0.1527in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top="0.1527in"/>
    </style:style>
    <style:style style:name="T14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15" style:parent-style-name="DefaultParagraphFont" style:family="text">
      <style:text-properties style:font-name="Arial" style:font-name-complex="Arial" fo:color="#202124" fo:background-color="#FFFFFF"/>
    </style:style>
    <style:style style:name="T16" style:parent-style-name="DefaultParagraphFont" style:family="text">
      <style:text-properties style:font-name="Arial" style:font-name-complex="Arial" fo:color="#202124" fo:background-color="#FFFFFF"/>
    </style:style>
    <style:style style:name="T17" style:parent-style-name="DefaultParagraphFont" style:family="text">
      <style:text-properties style:font-name="Arial" style:font-name-complex="Arial" fo:color="#202124" fo:background-color="#FFFFFF"/>
    </style:style>
    <style:style style:name="P18" style:parent-style-name="Normal" style:family="paragraph">
      <style:paragraph-properties fo:margin-top="0.1527in"/>
    </style:style>
    <style:style style:name="T19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20" style:parent-style-name="DefaultParagraphFont" style:family="text">
      <style:text-properties style:font-name="Arial" style:font-name-complex="Arial" fo:color="#202124" fo:background-color="#FFFFFF"/>
    </style:style>
    <style:style style:name="T21" style:parent-style-name="DefaultParagraphFont" style:family="text">
      <style:text-properties style:font-name="Arial" style:font-name-complex="Arial" fo:color="#202124" fo:background-color="#FFFFFF"/>
    </style:style>
    <style:style style:name="T22" style:parent-style-name="DefaultParagraphFont" style:family="text">
      <style:text-properties style:font-name="Arial" style:font-name-complex="Arial" fo:color="#202124" fo:background-color="#FFFFFF"/>
    </style:style>
    <style:style style:name="P23" style:parent-style-name="Normal" style:family="paragraph">
      <style:paragraph-properties fo:margin-top="0.1527in"/>
    </style:style>
    <style:style style:name="T24" style:parent-style-name="DefaultParagraphFont" style:family="text">
      <style:text-properties style:font-name="Arial" style:font-name-complex="Arial" fo:font-weight="bold" style:font-weight-asian="bold" style:font-weight-complex="bold" fo:color="#202124" fo:background-color="#FFFFFF"/>
    </style:style>
    <style:style style:name="T25" style:parent-style-name="DefaultParagraphFont" style:family="text">
      <style:text-properties style:font-name="Arial" style:font-name-complex="Arial" fo:color="#202124" fo:background-color="#FFFFFF"/>
    </style:style>
    <style:style style:name="T26" style:parent-style-name="DefaultParagraphFont" style:family="text">
      <style:text-properties style:font-name="Arial" style:font-name-complex="Arial" fo:color="#202124" fo:background-color="#FFFFFF"/>
    </style:style>
    <style:style style:name="T27" style:parent-style-name="DefaultParagraphFont" style:family="text">
      <style:text-properties style:font-name="Arial" style:font-name-complex="Arial" fo:color="#202124" fo:background-color="#FFFFFF"/>
    </style:style>
    <style:style style:name="T28" style:parent-style-name="DefaultParagraphFont" style:family="text">
      <style:text-properties style:font-name="Arial" style:font-name-complex="Arial" fo:color="#202124" fo:background-color="#FFFFFF"/>
    </style:style>
    <style:style style:name="P29" style:parent-style-name="Normal" style:family="paragraph">
      <style:paragraph-properties fo:margin-top="0.1527in"/>
      <style:text-properties fo:font-weight="bold" style:font-weight-asian="bold" style:font-weight-complex="bold" fo:font-size="12pt" style:font-size-asian="12pt" style:font-size-complex="12pt"/>
    </style:style>
    <style:style style:name="P30" style:parent-style-name="Normal" style:family="paragraph">
      <style:paragraph-properties fo:margin-top="0.1527in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33" style:parent-style-name="DefaultParagraphFont" style:family="text">
      <style:text-properties style:font-name="Segoe UI" style:font-name-complex="Segoe UI" fo:font-size="10.5pt" style:font-size-asian="10.5pt" style:font-size-complex="10.5pt" fo:background-color="#FFFFFF"/>
    </style:style>
    <style:style style:name="P34" style:parent-style-name="Normal" style:family="paragraph">
      <style:paragraph-properties fo:margin-top="0.1527in"/>
      <style:text-properties style:font-name="Segoe UI" style:font-name-complex="Segoe UI" fo:font-size="10.5pt" style:font-size-asian="10.5pt" style:font-size-complex="10.5pt" fo:background-color="#FFFFFF"/>
    </style:style>
    <style:style style:name="P35" style:parent-style-name="Normal" style:family="paragraph">
      <style:paragraph-properties fo:margin-top="0.1527in"/>
      <style:text-properties style:font-name="Segoe UI" style:font-name-complex="Segoe UI" fo:font-size="10.5pt" style:font-size-asian="10.5pt" style:font-size-complex="10.5pt" fo:background-color="#FFFFFF"/>
    </style:style>
    <style:style style:name="P36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37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38" style:parent-style-name="Normal" style:family="paragraph">
      <style:paragraph-properties fo:margin-top="0.1527in"/>
      <style:text-properties style:font-name="Segoe UI" style:font-name-complex="Segoe UI" fo:font-size="10.5pt" style:font-size-asian="10.5pt" style:font-size-complex="10.5pt" fo:background-color="#FFFFFF"/>
    </style:style>
    <style:style style:name="P39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40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41" style:parent-style-name="Normal" style:family="paragraph">
      <style:paragraph-properties fo:margin-top="0.1527in"/>
    </style:style>
    <style:style style:name="T42" style:parent-style-name="DefaultParagraphFont" style:family="text">
      <style:text-properties fo:font-size="12pt" style:font-size-asian="12pt" style:font-size-complex="12pt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5" style:parent-style-name="DefaultParagraphFont" style:family="text">
      <style:text-properties fo:font-size="12pt" style:font-size-asian="12pt" style:font-size-complex="12pt"/>
    </style:style>
    <style:style style:name="P46" style:parent-style-name="Normal" style:family="paragraph">
      <style:paragraph-properties fo:margin-top="0.1527in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T49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0" style:parent-style-name="DefaultParagraphFont" style:family="text">
      <style:text-properties fo:font-size="12pt" style:font-size-asian="12pt" style:font-size-complex="12pt"/>
    </style:style>
    <style:style style:name="P51" style:parent-style-name="Normal" style:family="paragraph">
      <style:paragraph-properties fo:margin-top="0.1527in"/>
    </style:style>
    <style:style style:name="P52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53" style:parent-style-name="HTMLPreformatted" style:family="paragraph">
      <style:paragraph-properties style:line-break="normal" style:vertical-align="baseline" style:line-height-at-least="0.202in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color="#000000"/>
    </style:style>
    <style:style style:name="P57" style:parent-style-name="HTMLPreformatted" style:family="paragraph">
      <style:paragraph-properties style:line-break="normal" style:vertical-align="baseline" style:line-height-at-least="0.202in"/>
    </style:style>
    <style:style style:name="T58" style:parent-style-name="DefaultParagraphFont" style:family="text">
      <style:text-properties fo:font-size="12pt" style:font-size-asian="12pt" style:font-size-complex="12pt"/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color="#000000"/>
    </style:style>
    <style:style style:name="P61" style:parent-style-name="Normal" style:family="paragraph">
      <style:paragraph-properties fo:margin-top="0.1527in"/>
      <style:text-properties fo:font-size="10.5pt" style:font-size-asian="10.5pt" style:font-size-complex="10.5pt" fo:background-color="#FFFFFF"/>
    </style:style>
    <style:style style:name="P62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3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4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5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6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7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8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69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70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71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72" style:parent-style-name="Normal" style:family="paragraph">
      <style:paragraph-properties fo:margin-top="0.1527in"/>
      <style:text-properties fo:font-size="12pt" style:font-size-asian="12pt" style:font-size-complex="12pt"/>
    </style:style>
    <style:style style:name="P73" style:parent-style-name="Normal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1. In the below elements which of them are values or an expression? eg:- values can be integer or string and expressions will be mathematical operators.</text:p>
      <text:p text:style-name="P2">*<text:s/>=<text:s/>expressions</text:p>
      <text:p text:style-name="P3">'hello'<text:s/>= values</text:p>
      <text:p text:style-name="P4">-87.8<text:s/>= values</text:p>
      <text:p text:style-name="P5">-<text:s/><text:s/>=<text:s/>expressions</text:p>
      <text:p text:style-name="P6">/<text:s/>=<text:s/>expressions</text:p>
      <text:list text:style-name="LFO1" text:continue-numbering="true">
        <text:list-item>
          <text:p text:style-name="P7">=<text:s/>expressions</text:p>
        </text:list-item>
      </text:list>
      <text:p text:style-name="P8">6<text:s/>= values</text:p>
      <text:p text:style-name="P9"/>
      <text:p text:style-name="P10">2. What is the difference between string and variable?</text:p>
      <text:p text:style-name="P11">A variable is basically the name of the location in the primary memory of your computer. This can be chosen by you. A variable can store everything from strings to numbers. A string is the values inside the quotes assigned to a string.</text:p>
      <text:p text:style-name="P12">3. Describe three different data types.</text:p>
      <text:p text:style-name="P13"><text:span text:style-name="T14">1) Boolean :</text:span><text:span text:style-name="T15"><text:s/>boolean type is one of the built-in data types provided by Python, which display </text:span><text:span text:style-name="T16">value is true or false</text:span><text:span text:style-name="T17">. Generally, it is used to represent the truth values of the expressions. For example, 1== 0 is True whereas 2&lt;1 is False.</text:span></text:p>
      <text:p text:style-name="P18"><text:span text:style-name="T19">2) Dictionary :</text:span><text:span text:style-name="T20"><text:s/>A dictionary is </text:span><text:span text:style-name="T21">an unordered data that stores mappings of unique keys to values</text:span><text:span text:style-name="T22">. Dictionaries are written with curly brackets ({}), including key-value pairs separated by commas (,). A colon (:) separates each key from its value.</text:span></text:p>
      <text:p text:style-name="P23"><text:span text:style-name="T24">3) Set :</text:span><text:span text:style-name="T25"><text:s/></text:span><text:span text:style-name="T26">A set is an unordered collection of items. Every set element is unique (no duplicates) and must be immutable (cannot be changed).However, a set itself is mutable. We can add or remove items from it.</text:span><text:span text:style-name="T27"><text:s/></text:span><text:span text:style-name="T28">Sets can also be used to perform mathematical set operations like union, intersection, symmetric difference, etc.</text:span></text:p>
      <text:p text:style-name="P29">4. What is an expression made up of? What do all expressions do?</text:p>
      <text:p text:style-name="P30"><text:span text:style-name="T31">An expression is a combination of values, variables, operators, and calls to functions.</text:span><text:span text:style-name="T32"><text:s/></text:span><text:span text:style-name="T33">Expressions need to be evaluated. If we ask Python to print an expression, the interpreter evaluates the expression and displays the result.</text:span></text:p>
      <text:p text:style-name="P34"/>
      <text:p text:style-name="P35"/>
      <text:p text:style-name="P36"/>
      <text:p text:style-name="P37">5. This assignment statements, like spam = 10. What is the difference between an expression and a statement?</text:p>
      <text:p text:style-name="P38">An expression is a combination of values, variables, and operators.When we type an expression at the prompt, the interpreter evaluates it, which means that it finds the value of the expression.</text:p>
      <text:p text:style-name="P39">Instructions that a Python interpreter can execute are called statements. For example, a = 1 is an assignment statement.</text:p>
      <text:p text:style-name="P40">6. After running the following code, what does the variable bacon contain?</text:p>
      <text:p text:style-name="P41"><text:span text:style-name="T42">bacon = 22</text:span><text:span text:style-name="T43"><text:s text:c="3"/></text:span><text:span text:style-name="T44"></text:span><text:span text:style-name="T45"><text:s/>After running this code bacon is containing the value of 22</text:span></text:p>
      <text:p text:style-name="P46"><text:span text:style-name="T47">bacon + 1</text:span><text:span text:style-name="T48"><text:s/></text:span><text:span text:style-name="T49"></text:span><text:span text:style-name="T50"><text:s/>After running this code bacon is containing the value of 23</text:span></text:p>
      <text:p text:style-name="P51"/>
      <text:p text:style-name="P52">7. What should the values of the following two terms be?</text:p>
      <text:p text:style-name="P53"><text:span text:style-name="T54">'spam' + 'spamspam'</text:span><text:span text:style-name="T55"><text:s text:c="2"/>==<text:s/></text:span><text:span text:style-name="T56">'spamspamspam'</text:span></text:p>
      <text:p text:style-name="P57"><text:span text:style-name="T58">'spam' * 3</text:span><text:span text:style-name="T59"><text:s/>==<text:s/></text:span><text:span text:style-name="T60">'spamspamspam'</text:span></text:p>
      <text:p text:style-name="P61"/>
      <text:p text:style-name="P62">8. Why is eggs a valid variabpythonle name while 100 is invalid?</text:p>
      <text:p text:style-name="P63">Because variable name can not start with number so 100 is invalid as variable and eggs is valid.</text:p>
      <text:p text:style-name="P64">9. What three functions can be used to get the integer, floating-point number, or string version of a value?</text:p>
      <text:p text:style-name="P65">Ans == For integer =&gt; int()</text:p>
      <text:p text:style-name="P66">floating-point number =&gt; float()</text:p>
      <text:p text:style-name="P67">string =&gt; str()</text:p>
      <text:p text:style-name="P68">10. Why does this expression cause an error? How can you fix it?</text:p>
      <text:p text:style-name="P69">'I have eaten ' + 99 + ' burritos.'</text:p>
      <text:p text:style-name="P70">Ans = Concatenate function works only for string type and not for integer type variable and to fix this issue we need to do the typecasting. It should written as below:</text:p>
      <text:p text:style-name="P71">'I have eaten ' + str(99) + ' burritos'</text:p>
      <text:p text:style-name="P72"/>
      <text:p text:style-name="P7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vg:panose-1="0 0 0 0 0 0 0 0 0 0"/>
    <style:font-face style:name="Noto Sans CJK SC" svg:font-family="Noto Sans CJK SC" style:font-family-generic="roman" svg:panose-1="0 0 0 0 0 0 0 0 0 0"/>
    <style:font-face style:name="Lohit Devanagari" svg:font-family="Lohit Devanagari" style:font-family-generic="roman" svg:panose-1="0 0 0 0 0 0 0 0 0 0"/>
    <style:font-face style:name="Georgia" svg:font-family="Georgia" style:font-family-generic="roman" style:font-pitch="variable" svg:panose-1="2 4 5 2 5 4 5 2 3 3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I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style:font-name="Calibri" style:font-name-asian="Calibri" style:font-name-complex="Times New Roman" fo:language="en" fo:country="IN" style:language-asian="en" style:country-asian="US"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literal" style:display-name="literal" style:family="text" style:parent-style-name="DefaultParagraphFont"/>
    <style:style style:name="Heading" style:display-name="Heading" style:family="paragraph" style:parent-style-name="Normal" style:next-style-name="BodyText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BodyText" style:display-name="Body Text" style:family="paragraph" style:parent-style-name="Normal">
      <style:paragraph-properties fo:margin-bottom="0.0972in" fo:line-height="115%"/>
      <style:text-properties fo:hyphenate="false"/>
    </style:style>
    <style:style style:name="List" style:display-name="List" style:family="paragraph" style:parent-style-name="BodyText">
      <style:text-properties style:font-name-complex="Lohit Devanagari" fo:hyphenate="false"/>
    </style:style>
    <style:style style:name="Caption1" style:display-name="Caption1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question" style:display-name="question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programs1" style:display-name="programs1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question1" style:display-name="question1" style:family="paragraph" style:parent-style-name="Normal">
      <style:paragraph-properties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IN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N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text-underline-type="none"/>
    </style:style>
    <style:style style:name="WW_CharLFO1LVL2" style:family="text">
      <style:text-properties style:text-underline-type="none"/>
    </style:style>
    <style:style style:name="WW_CharLFO1LVL3" style:family="text">
      <style:text-properties style:text-underline-type="none"/>
    </style:style>
    <style:style style:name="WW_CharLFO1LVL4" style:family="text">
      <style:text-properties style:text-underline-type="none"/>
    </style:style>
    <style:style style:name="WW_CharLFO1LVL5" style:family="text">
      <style:text-properties style:text-underline-type="none"/>
    </style:style>
    <style:style style:name="WW_CharLFO1LVL6" style:family="text">
      <style:text-properties style:text-underline-type="none"/>
    </style:style>
    <style:style style:name="WW_CharLFO1LVL7" style:family="text">
      <style:text-properties style:text-underline-type="none"/>
    </style:style>
    <style:style style:name="WW_CharLFO1LVL8" style:family="text">
      <style:text-properties style:text-underline-type="none"/>
    </style:style>
    <style:style style:name="WW_CharLFO1LVL9" style:family="text">
      <style:text-properties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+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+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+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+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+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+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+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+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+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ul</meta:initial-creator>
    <dc:creator>vj308746@gmail.com</dc:creator>
    <meta:creation-date>2022-02-28T02:48:00Z</meta:creation-date>
    <dc:date>2022-02-28T02:48:00Z</dc:date>
    <meta:template xlink:href="Normal" xlink:type="simple"/>
    <meta:editing-cycles>2</meta:editing-cycles>
    <meta:editing-duration>PT60S</meta:editing-duration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6" meta:word-count="466" meta:character-count="3122" meta:row-count="22" meta:non-whitespace-character-count="2662"/>
  </office:meta>
</office:document-meta>
</file>